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b2b2b2" style:font-name="Utopia1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5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1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7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102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111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11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1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79"/>
        <table:table-row table:style-name="ro1">
          <table:table-cell table:style-name="ce10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77" table:formula="of:=IF(([.D1]=&quot;x&quot;)                                                     OR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59"/>
          <table:covered-table-cell table:style-name="ce56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73" table:number-columns-spanned="1" table:number-rows-spanned="5"/>
          <table:table-cell table:style-name="ce77" table:formula="of:=IF(([.D3]=&quot;x&quot;)                                                     OR ([.D3]=&quot;X&quot;);1;0)" office:value-type="float" office:value="0" calcext:value-type="float" table:number-columns-spanned="1" table:number-rows-spanned="5">
            <text:p>0</text:p>
          </table:table-cell>
          <table:table-cell table:style-name="ce77" office:value-type="string" calcext:value-type="string" table:number-columns-spanned="1" table:number-rows-spanned="5">
            <text:p>NEOMA – KEDGE – MBS – RBS – EMS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5</text:p>
          </table:table-cell>
          <table:table-cell table:style-name="ce111" office:value-type="string" calcext:value-type="string">
            <text:p>Mathématiques – 4h</text:p>
          </table:table-cell>
          <table:table-cell table:style-name="ce111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table-cell table:style-name="ce44" office:value-type="string" calcext:value-type="string" table:number-columns-spanned="1" table:number-rows-spanned="2">
            <text:p>Mardi 16</text:p>
          </table:table-cell>
          <table:table-cell table:style-name="ce113" office:value-type="string" calcext:value-type="string">
            <text:p>Économie-Droit – 4h</text:p>
          </table:table-cell>
          <table:table-cell table:style-name="ce111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79"/>
          <table:table-cell table:style-name="ce30"/>
          <table:table-cell table:style-name="ce44" office:value-type="string" calcext:value-type="string" table:number-columns-spanned="1" table:number-rows-spanned="2">
            <text:p>Mercredi 17</text:p>
          </table:table-cell>
          <table:table-cell table:style-name="ce113" office:value-type="string" calcext:value-type="string">
            <text:p>Dissertation – 4h</text:p>
          </table:table-cell>
          <table:table-cell table:style-name="ce111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200" calcext:value-type="float">
            <text:p>200</text:p>
          </table:table-cell>
          <table:table-cell table:style-name="ce73"/>
          <table:table-cell table:style-name="ce77" table:formula="of:=IF(([.D8]=&quot;x&quot;)                                                     OR ([.D8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73"/>
          <table:table-cell table:style-name="ce77" table:formula="of:=IF(([.D9]=&quot;x&quot;)                                                     OR ([.D9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90" calcext:value-type="float">
            <text:p>190</text:p>
          </table:table-cell>
          <table:table-cell table:style-name="ce73"/>
          <table:table-cell table:style-name="ce77" table:formula="of:=IF(([.D10]=&quot;x&quot;)                                                     OR ([.D10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73"/>
          <table:table-cell table:style-name="ce77" table:formula="of:=IF(([.D11]=&quot;x&quot;)                                                     OR ([.D11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DHEC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Lundi 22</text:p>
          </table:table-cell>
          <table:table-cell table:style-name="ce115" office:value-type="string" calcext:value-type="string">
            <text:p>Résumé (ICN/ISC) – 3h</text:p>
          </table:table-cell>
          <table:table-cell table:style-name="ce118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80" calcext:value-type="float">
            <text:p>180</text:p>
          </table:table-cell>
          <table:table-cell table:style-name="ce73"/>
          <table:table-cell table:style-name="ce77" table:formula="of:=IF(([.D12]=&quot;x&quot;)                                                     OR ([.D12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ML - </text:p>
          </table:table-cell>
          <table:table-cell table:style-name="ce30"/>
          <table:covered-table-cell table:style-name="ce102"/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73"/>
          <table:table-cell table:style-name="ce77" table:formula="of:=IF(([.D13]=&quot;x&quot;)                                                     OR ([.D13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SKEMA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Mardi 23</text:p>
          </table:table-cell>
          <table:table-cell table:style-name="ce118" office:value-type="string" calcext:value-type="string">
            <text:p>Économie-Droit (ESSEC) – 4h</text:p>
          </table:table-cell>
          <table:table-cell table:style-name="ce118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73"/>
          <table:table-cell table:style-name="ce77" table:formula="of:=IF(([.D14]=&quot;x&quot;)                                                     OR ([.D14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Audencia - </text:p>
          </table:table-cell>
          <table:table-cell table:style-name="ce30"/>
          <table:covered-table-cell table:style-name="ce102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73"/>
          <table:table-cell table:style-name="ce77" table:formula="of:=IF(([.D15]=&quot;x&quot;)                                                     OR ([.D15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GEM - </text:p>
          </table:table-cell>
          <table:table-cell table:style-name="ce30"/>
          <table:table-cell table:style-name="ce103" office:value-type="string" calcext:value-type="string" table:number-columns-spanned="1" table:number-rows-spanned="2">
            <text:p>Mercredi 24</text:p>
          </table:table-cell>
          <table:table-cell table:style-name="ce118" office:value-type="string" calcext:value-type="string">
            <text:p>Dissertation (Excelia) – 4h</text:p>
          </table:table-cell>
          <table:table-cell table:style-name="ce115" office:value-type="string" calcext:value-type="string">
            <text:p>Management (HEC) – 4h</text:p>
          </table:table-cell>
          <table:table-cell table:style-name="ce39"/>
          <table:table-cell table:style-name="ce40" table:number-columns-repeated="4"/>
          <table:table-cell table:style-name="ce79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73"/>
          <table:table-cell table:style-name="ce77" table:formula="of:=IF(([.D16]=&quot;x&quot;)                                                     OR ([.D16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TBS - </text:p>
          </table:table-cell>
          <table:table-cell table:style-name="ce30"/>
          <table:covered-table-cell table:style-name="ce102"/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17]=&quot;x&quot;)                                                     OR ([.D17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BSB - </text:p>
          </table:table-cell>
          <table:table-cell table:style-name="ce30"/>
          <table:table-cell table:style-name="ce103" office:value-type="string" calcext:value-type="string" table:number-columns-spanned="1" table:number-rows-spanned="2">
            <text:p>Jeudi 25</text:p>
          </table:table-cell>
          <table:table-cell table:style-name="ce118" office:value-type="string" calcext:value-type="string">
            <text:p>Économie-Droit (SCBS) – 4h</text:p>
          </table:table-cell>
          <table:table-cell table:style-name="ce118" office:value-type="string" calcext:value-type="string">
            <text:p>Mathématiques (BSB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73"/>
          <table:table-cell table:style-name="ce77" table:formula="of:=IF(([.D18]=&quot;x&quot;)                                                     OR ([.D18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CN - </text:p>
          </table:table-cell>
          <table:table-cell table:style-name="ce30"/>
          <table:covered-table-cell table:style-name="ce102"/>
          <table:table-cell table:style-name="ce12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73"/>
          <table:table-cell table:style-name="ce77" table:formula="of:=IF(([.D19]=&quot;x&quot;)                                                     OR ([.D19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MT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Vendredi 26</text:p>
          </table:table-cell>
          <table:table-cell table:style-name="ce115" office:value-type="string" calcext:value-type="string">
            <text:p>Synthèse (ESCP/HEC) – 4h</text:p>
          </table:table-cell>
          <table:table-cell table:style-name="ce118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0]=&quot;x&quot;)                                                     OR ([.D20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xcelia - </text:p>
          </table:table-cell>
          <table:table-cell table:style-name="ce30"/>
          <table:covered-table-cell table:style-name="ce103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73"/>
          <table:table-cell table:style-name="ce77" table:formula="of:=IF(([.D21]=&quot;x&quot;)                                                     OR ([.D21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M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2]=&quot;x&quot;)                                                     OR ([.D22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NSE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3]=&quot;x&quot;)                                                     OR ([.D23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SC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Lundi 29</text:p>
          </table:table-cell>
          <table:table-cell table:style-name="ce115" office:value-type="string" calcext:value-type="string">
            <text:p>LV2 ELVi – 4h</text:p>
          </table:table-cell>
          <table:table-cell table:style-name="ce118" office:value-type="string" calcext:value-type="string">
            <text:p>Management (INSS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4]=&quot;x&quot;)                                                     OR ([.D24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C - </text:p>
          </table:table-cell>
          <table:table-cell table:style-name="ce30"/>
          <table:covered-table-cell table:style-name="ce102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5]=&quot;x&quot;)                                                     OR ([.D25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SCBS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6]=&quot;x&quot;)                                                     OR ([.D26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BBS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59"/>
          <table:table-cell table:style-name="ce56"/>
          <table:table-cell table:style-name="ce59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6"/>
          <table:table-cell table:style-name="ce59"/>
          <table:table-cell table:style-name="ce56"/>
          <table:table-cell table:style-name="ce59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79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79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12:'Coûts-EDT'.J12 'Coûts-EDT'.I14:'Coûts-EDT'.J14 'Coûts-EDT'.I16:'Coûts-EDT'.J16 'Coûts-EDT'.I18:'Coûts-EDT'.J18 'Coûts-EDT'.I20:'Coûts-EDT'.J20 'Coûts-EDT'.I24:'Coûts-EDT'.I24 'Coûts-EDT'.J24:'Coûts-EDT'.J24 'Coûts-EDT'.I4:'Coûts-EDT'.J4 'Coûts-EDT'.I6:'Coûts-EDT'.J6 'Coûts-EDT'.I8:'Coûts-EDT'.J8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J11 'Coûts-EDT'.I13:'Coûts-EDT'.J13 'Coûts-EDT'.I15:'Coûts-EDT'.J15 'Coûts-EDT'.I17:'Coûts-EDT'.J17 'Coûts-EDT'.I19:'Coûts-EDT'.J19 'Coûts-EDT'.I23:'Coûts-EDT'.I23 'Coûts-EDT'.J23:'Coûts-EDT'.J23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I3:'Coûts-EDT'.J3 'Coûts-EDT'.I5:'Coûts-EDT'.I5 'Coûts-EDT'.I7:'Coûts-EDT'.J7 'Coûts-EDT'.J5:'Coûts-EDT'.J5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" fo:font-family="Utopia" style:font-style-name="Regular" style:font-family-generic="roman" style:font-pitch="variable"/>
    </style:style>
    <style:style style:name="Untitled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8:32:11.126100657</meta:creation-date>
    <dc:date>2023-11-17T13:08:59.995194355</dc:date>
    <meta:editing-duration>PT17H22M13S</meta:editing-duration>
    <meta:editing-cycles>82</meta:editing-cycles>
    <meta:generator>LibreOffice/7.4.7.2$Linux_X86_64 LibreOffice_project/40$Build-2</meta:generator>
    <meta:document-statistic meta:table-count="1" meta:cell-count="139" meta:object-count="0"/>
  </office:meta>
</office:document-meta>
</file>